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itstream Vera Sans" svg:font-family="'Bitstream Vera Sans'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5.9056in" table:align="center" style:writing-mode="lr-tb"/>
    </style:style>
    <style:style style:name="Tabla1.A" style:family="table-column">
      <style:table-column-properties style:column-width="2.9521in"/>
    </style:style>
    <style:style style:name="Tabla1.B" style:family="table-column">
      <style:table-column-properties style:column-width="2.9535in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="0.0382in" fo:border="none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2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name-complex="Arial" style:font-size-complex="11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style:snap-to-layout-grid="false"/>
      <style:text-properties style:font-name="Arial1" fo:font-size="10pt" style:font-size-asian="10pt" style:font-size-complex="10pt"/>
    </style:style>
    <style:style style:name="P5" style:family="paragraph" style:parent-style-name="Standard">
      <style:paragraph-properties style:snap-to-layout-gri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fo:margin-top="0.1335in" fo:margin-bottom="0.1335in" fo:text-align="justify" style:justify-single-word="false"/>
      <style:text-properties style:font-name="Arial" fo:font-size="11pt" style:font-size-asian="11pt" style:font-name-complex="Arial" style:font-size-complex="11pt"/>
    </style:style>
    <style:style style:name="P8" style:family="paragraph" style:parent-style-name="Standard">
      <style:paragraph-properties fo:margin-top="0.1335in" fo:margin-bottom="0.1335in" fo:text-align="center" style:justify-single-word="false"/>
      <style:text-properties style:font-name="Arial1" fo:font-size="10pt" fo:language="es" fo:country="ES" fo:font-weight="bold" style:font-size-asian="10pt" style:font-weight-asian="bold" style:font-name-complex="Arial" style:font-size-complex="10pt"/>
    </style:style>
    <style:style style:name="P9" style:family="paragraph" style:parent-style-name="Standard">
      <style:paragraph-properties fo:margin-top="0.1335in" fo:margin-bottom="0.1335in" fo:text-align="start" style:justify-single-word="false"/>
      <style:text-properties fo:font-size="11pt" style:font-size-asian="11pt" style:font-size-complex="11pt"/>
    </style:style>
    <style:style style:name="P10" style:family="paragraph" style:parent-style-name="Table_20_Contents">
      <style:paragraph-properties fo:text-align="justify" style:justify-single-word="false" style:snap-to-layout-grid="false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color="#000080" style:font-name="Arial" fo:font-size="18pt" fo:font-weight="bold" style:font-size-asian="18pt" style:font-weight-asian="bold" style:font-name-complex="Arial" style:font-size-complex="18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3" style:family="paragraph" style:parent-style-name="Standard" style:list-style-name="WW8Num1">
      <style:paragraph-properties fo:margin-top="0.0835in" fo:margin-bottom="0.0835in" fo:line-height="100%" fo:text-align="justify" style:justify-single-word="false">
        <style:tab-stops>
          <style:tab-stop style:position="0.498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3" style:family="text">
      <style:text-properties style:font-name="Arial" fo:font-size="11pt" style:font-size-asian="11pt" style:font-name-complex="Arial" style:font-size-complex="11pt"/>
    </style:style>
    <style:style style:name="T4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5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9" style:family="text">
      <style:text-properties style:font-name="Arial1" fo:font-size="10pt" style:font-size-asian="10pt" style:font-size-complex="10pt"/>
    </style:style>
    <style:style style:name="T10" style:family="text">
      <style:text-properties style:font-name="Arial1" fo:font-size="10pt" fo:font-weight="normal" style:font-size-asian="10pt" style:font-weight-asian="normal" style:font-size-complex="10pt" style:font-weight-complex="normal"/>
    </style:style>
    <style:style style:name="T11" style:family="text">
      <style:text-properties style:font-name="Arial1" fo:language="es" fo:country="ES" fo:font-weight="bold" style:font-weight-asian="bold" style:font-name-complex="Arial"/>
    </style:style>
    <style:style style:name="T12" style:family="text">
      <style:text-properties style:font-name="Arial1" fo:language="es" fo:country="ES" fo:font-weight="normal" style:font-weight-asian="normal" style:font-name-complex="Ari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CTA DE ACEPTACIÓN</text:p>
      <text:p text:style-name="P7">En la Provincia Granma, municipio Manzanillo a los <text:span text:style-name="T6">5</text:span><text:span text:style-name="T7"> d</text:span>ías del mes de<text:span text:style-name="T7"> </text:span><text:span text:style-name="T6">julio</text:span> del 2013.</text:p>
      <text:p text:style-name="P3"><text:span text:style-name="T2">De una parte,</text:span><text:span text:style-name="T3"> el </text:span><text:span text:style-name="T4">Grupo de Experiencia de Usuario</text:span><text:span text:style-name="T3">, representado en este acto por el ciudadano cubano </text:span><text:span text:style-name="T4">Ing. Enma Lidia Muñoz García</text:span><text:span text:style-name="T3">, mayor de edad, portadora del carné de identidad </text:span><text:span text:style-name="T5">88051129439</text:span><text:span text:style-name="T3"> que a los fines y efectos derivados del presente documento se denominará</text:span><text:span text:style-name="T5"> “La Parte Proveedor”, </text:span><text:span text:style-name="T3">y de otra Parte, el </text:span><text:span text:style-name="T2">proyecto</text:span><text:span text:style-name="T5"> </text:span><text:bookmark text:name="toc_0"/><text:span text:style-name="T5">Sunshine, Repositorio Institucional Avanzado de Acceso Abierto</text:span><text:span text:style-name="T3">, representado en este acto por </text:span><text:span text:style-name="T2">el</text:span><text:span text:style-name="T5"> Ing. Abel Meneses Abad</text:span><text:span text:style-name="T3">, mayor de edad, portador del carné de identidad </text:span><text:span text:style-name="T5">80042720705</text:span><text:span text:style-name="T3"> quien a los fines y efectos derivados del presente documento se denominará como “</text:span><text:span text:style-name="T4">La Parte Cliente</text:span><text:span text:style-name="T3">”.</text:span></text:p>
      <text:p text:style-name="P7"><text:span text:style-name="T1">Primero</text:span>: Que en cumplimiento del <text:span text:style-name="T1">Contrato de desarrollo de abril de 2013</text:span>; <text:s/>han sido efectuadas las actividades de diseño de la arquitectura de información que se describen, <text:span text:style-name="T1">Las</text:span> <text:span text:style-name="T1">Partes</text:span> DECLARAN: </text:p>
      <text:p text:style-name="P2"><text:span text:style-name="T1">CONSIDERANDO</text:span>: Que se han efectuado las actividades siguientes: </text:p>
      <text:list xml:id="list1838579806" text:style-name="WW8Num1">
        <text:list-item>
          <text:p text:style-name="P13">Diseño de los prototipos de la aplicación.</text:p>
        </text:list-item>
        <text:list-item>
          <text:p text:style-name="P13">Estudio de homólogos correspondiente para sistemas de detección de plagio.</text:p>
        </text:list-item>
        <text:list-item>
          <text:p text:style-name="P13">Simulación del diseño de pantallas para la aplicación.</text:p>
        </text:list-item>
      </text:list>
      <text:p text:style-name="P12">Lo anteriormente expuesto se encuentra evidenciado en el archivo con el siguiente código de identificación: 7e278a3d2df605149051bacf091386fd</text:p>
      <text:p text:style-name="P1"><text:span text:style-name="T1">CONSIDERANDO</text:span>: Que las actividades realizadas han sido desarrolladas con la calidad requerida y bajo las condiciones pactadas y aprobadas por <text:span text:style-name="T1">Las Partes</text:span>.</text:p>
      <text:p text:style-name="P1"><text:span text:style-name="T1">CONSIDERANDO</text:span>: Que las actividades que se han ejecutado cumplen con los requerimientos de <text:span text:style-name="T1">La Parte Cliente.</text:span></text:p>
      <text:p text:style-name="P1"><text:span text:style-name="T1">CONSIDERANDO</text:span>:<text:span text:style-name="T1"> </text:span>Que <text:span text:style-name="T1">La Parte Proveedor </text:span>ha entregado la documentación que avala la ejecución de este acto a <text:span text:style-name="T1">La Parte Cliente.</text:span></text:p>
      <text:p text:style-name="P1"><text:span text:style-name="T1">POR TANTO:</text:span> <text:span text:style-name="T1">Las Partes</text:span> acuerdan formalizar mediante la presente Acta, <text:span text:style-name="T1">Aceptadas</text:span> las actividades que han sido ejecutadas en esta fecha. </text:p>
      <text:p text:style-name="P7">Y para que así conste, se extiende la presenta <text:span text:style-name="T1">Acta</text:span> en dos ejemplares, rubricados por <text:span text:style-name="T1">Las Partes</text:span>.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0"><text:span text:style-name="T8">Entrega:</text:span><text:span text:style-name="T9"> Por la Parte Cliente</text:span></text:p>
          </table:table-cell>
          <table:table-cell table:style-name="Tabla1.A1" office:value-type="string">
            <text:p text:style-name="P10"><text:span text:style-name="T8">Recibe:</text:span><text:span text:style-name="T9"> Por la Parte Proveedor</text:span></text:p>
          </table:table-cell>
        </table:table-row>
        <table:table-row table:style-name="Tabla1.1">
          <table:table-cell table:style-name="Tabla1.A1" office:value-type="string">
            <text:p text:style-name="P4">Proyecto Sunshine FRG</text:p>
          </table:table-cell>
          <table:table-cell table:style-name="Tabla1.A1" office:value-type="string">
            <text:p text:style-name="P4">Facultad Regional de la UCI en Granma</text:p>
          </table:table-cell>
        </table:table-row>
        <table:table-row table:style-name="Tabla1.1">
          <table:table-cell table:style-name="Tabla1.A1" office:value-type="string">
            <text:p text:style-name="P5">Nombre y Apellidos:</text:p>
          </table:table-cell>
          <table:table-cell table:style-name="Tabla1.A1" office:value-type="string">
            <text:p text:style-name="P5">Nombre y Apellidos:</text:p>
          </table:table-cell>
        </table:table-row>
        <table:table-row table:style-name="Tabla1.1">
          <table:table-cell table:style-name="Tabla1.A1" office:value-type="string">
            <text:p text:style-name="P4">Ing. Abel Meneses Abad</text:p>
          </table:table-cell>
          <table:table-cell table:style-name="Tabla1.A1" office:value-type="string">
            <text:p text:style-name="P4">Ing. Enma Lidia Muñoz García</text:p>
          </table:table-cell>
        </table:table-row>
        <table:table-row table:style-name="Tabla1.1">
          <table:table-cell table:style-name="Tabla1.A1" office:value-type="string">
            <text:p text:style-name="P6"><text:span text:style-name="T8">Cargo: </text:span><text:span text:style-name="T10">Gerente Proyecto Sunshine</text:span></text:p>
          </table:table-cell>
          <table:table-cell table:style-name="Tabla1.A1" office:value-type="string">
            <text:p text:style-name="P6"><text:span text:style-name="T8">Cargo: </text:span><text:span text:style-name="T10">Arquitecto de Información</text:span></text:p>
          </table:table-cell>
        </table:table-row>
        <table:table-row table:style-name="Tabla1.1">
          <table:table-cell table:style-name="Tabla1.A1" office:value-type="string">
            <text:p text:style-name="P5">Firma:</text:p>
          </table:table-cell>
          <table:table-cell table:style-name="Tabla1.A1" office:value-type="string">
            <text:p text:style-name="P5">Firma:</text:p>
          </table:table-cell>
        </table:table-row>
      </table:table>
      <text:p text:style-name="P8">Observador Independiente</text:p>
      <text:p text:style-name="P9"><text:span text:style-name="T11">Nombre y Apellidos: </text:span><text:span text:style-name="T12">Ing. Yadira Caridad Bagarotti Acebo</text:span></text:p>
      <text:p text:style-name="P9"><text:span text:style-name="T11">Cargo: </text:span><text:span text:style-name="T12">Grupo de calidad de la FRG <text:s text:c="22"/></text:span><text:span text:style-name="T11">Firma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Bitstream Vera Sans" svg:font-family="'Bitstream Vera Sans'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C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Encabezado2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Encabezado1" style:family="paragraph" style:parent-style-name="Standard" style:next-style-name="Text_20_body">
      <style:paragraph-properties fo:margin-top="0.1665in" fo:margin-bottom="0.0835in" fo:keep-with-next="always"/>
      <style:text-properties style:font-name="Bitstream Vera Sans" fo:font-size="14pt" style:font-name-asian="Bitstream Vera Sans" style:font-size-asian="14pt" style:font-name-complex="Bitstream Vera Sans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/>
      <style:text-properties style:font-name="Arial" fo:language="es" fo:country="ES" style:font-name-complex="Arial"/>
    </style:style>
    <style:style style:name="tt" style:family="paragraph" style:parent-style-name="Standard">
      <style:paragraph-properties fo:margin-top="0in" fo:margin-bottom="0.0835in"/>
      <style:text-properties style:font-name="Arial" fo:font-size="7pt" fo:language="es" fo:country="ES" style:font-size-asian="7pt" style:font-name-complex="Arial" style:font-size-complex="7pt"/>
    </style:style>
    <style:style style:name="Nombres" style:family="paragraph" style:parent-style-name="Standard">
      <style:paragraph-properties fo:margin-top="0.0835in" fo:margin-bottom="0.0835in"/>
      <style:text-properties style:font-name="Arial" fo:font-size="10pt" fo:language="es" fo:country="ES" style:font-size-asian="10pt" style:font-name-complex="Arial"/>
    </style:style>
    <style:style style:name="Normal2" style:family="paragraph" style:parent-style-name="Standard">
      <style:paragraph-properties fo:margin-top="0.0835in" fo:margin-bottom="0.0835in" fo:text-align="justify" style:justify-single-word="false"/>
      <style:text-properties style:font-name="Arial" fo:font-size="11pt" fo:language="pt" fo:country="BR" style:font-size-asian="11pt" style:font-name-complex="Ari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Fuente_20_de_20_párrafo_20_predeter." style:display-name="Fuente de párrafo predeter." style:family="text"/>
    <style:style style:name="Fuente_20_de_20_párrafo_20_predeter.3" style:display-name="Fuente de párrafo predeter.3" style:family="text"/>
    <style:style style:name="WW-Absatz-Standardschriftart1111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6898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6898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06-05T15:32:00</meta:creation-date>
    <dc:date>2013-07-09T00:41:29</dc:date>
    <meta:editing-cycles>14</meta:editing-cycles>
    <meta:editing-duration>P24DT2H54M9S</meta:editing-duration>
    <meta:generator>LibreOffice/3.5$Linux_x86 LibreOffice_project/350m1$Build-2</meta:generator>
    <dc:creator>Abel Meneses Abad</dc:creator>
    <meta:document-statistic meta:table-count="1" meta:image-count="0" meta:object-count="0" meta:page-count="1" meta:paragraph-count="29" meta:word-count="353" meta:character-count="2302" meta:non-whitespace-character-count="1954"/>
    <meta:user-defined meta:name="Info 1"/>
    <meta:user-defined meta:name="Info 2"/>
    <meta:user-defined meta:name="Info 3"/>
    <meta:user-defined meta:name="Info 4"/>
  </office:meta>
</office:document-meta>
</file>